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family-generic="swiss"/>
    <style:font-face style:name="FreeSans1" svg:font-family="FreeSans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background-color="#ffff00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background-color="#ffff00"/>
    </style:style>
    <style:style style:name="T2" style:family="text">
      <style:text-properties style:font-name="Arial" fo:font-style="italic" fo:background-color="#ffff00" style:font-style-asian="italic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 Condensed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Cantarell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 Light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Cantarell" fo:font-size="10pt" fo:language="pt" fo:country="BR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<office:annotation><dc:creator>Unknown Author</dc:creator><dc:date>2011-10-09T16:21:49</dc:date><text:p text:style-name="P4"><text:span text:style-name="T3">Deixar para o próximo capítulo.</text:span></text:p></office:annotation></text:span><text:span text:style-name="T1"><office:annotation><dc:creator>Thales Pereira</dc:creator><dc:date>2011-10-13T15:32:45</dc:date><text:p text:style-name="P5"><text:span text:style-name="T4">Responder a Unknown Author (09/10/2011, 16:21): "..."</text:span></text:p><text:p><text:span text:style-name="T5">se</text:span></text:p></office:annotation></text:span><text:span text:style-name="T1">Delimitando o assunto que é a finalidade deste estudo, aborda-se novamente o CRM Tecnológico, mas agora subdividindo-o em três tipos: CRM Operacional, Analítico e Colaborativo.</text:span></text:p>
      <text:p text:style-name="P3"><text:span text:style-name="Fonte_20_parág._20_padrão"><text:span text:style-name="T1"><text:tab/>O CRM Operacional favorece a automação da relação com cliente, é o caso dos </text:span></text:span><text:span text:style-name="Fonte_20_parág._20_padrão"><text:span text:style-name="T2">Call Centers</text:span></text:span><text:span text:style-name="Fonte_20_parág._20_padrão"><text:span text:style-name="T1"> que atuam como SAC (serviço de atendimento a clientes) e SFA (automação de vendas) onde guardam dados históricos de compra, duração de ligações, indicadores de vendas e máximo de registros dos clientes, podendo a partir daí, servindo como alicerce para o CRM Analítico (Pepers and Rogers Group, 2001).</text:span></text:span></text:p>
      <text:p text:style-name="P2"><text:tab/>CRM Analítico refere-se ao processo de armazenamento dos dados citado acima, fazendo o processo de extração, transformação e carga em data bases. Depois disto os gestores terão os dados interpretados e assim podem tirar medidas para tomar decisões, pois o conhecimento criado com as informações analíticas permite o reconhecimento dos anseios dos clientes, possíveis tendências e, por conseguinte a criação de novas estratégicas (Peppers and Rogers Group, 2001; Greenberg apud Guedes, 2010).</text:p>
      <text:p text:style-name="P3"><text:span text:style-name="Fonte_20_parág._20_padrão"><text:span text:style-name="T1"><text:tab/>A relação que mais interage com cliente é o CRM Colaborativo onde ele tem um canal de comunicação com a empresa. A internet é hoje local onde isso se concentriza facilmente, haja vista a quantidade de crescente dos das redes sociais, </text:span></text:span><text:span text:style-name="Fonte_20_parág._20_padrão"><text:span text:style-name="T2">e-commerce</text:span></text:span><text:span text:style-name="Fonte_20_parág._20_padrão"><text:span text:style-name="T1"> e os tradicionais </text:span></text:span><text:span text:style-name="Fonte_20_parág._20_padrão"><text:span text:style-name="T2">e-mails</text:span></text:span><text:span text:style-name="Fonte_20_parág._20_padrão"><text:span text:style-name="T1"> e sítios.<text:tab/>Para ter uma solução completa, tais tipos precisam estar alinhados e formando um complexo sistema integrado de vários módulos que acompanhará o cliente em todos os lugares da empresa sob um único olhar. <text:s/>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family-generic="swiss"/>
    <style:font-face style:name="FreeSans1" svg:font-family="FreeSans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0-13T15:32:38</meta:creation-date>
    <meta:document-statistic meta:table-count="0" meta:image-count="0" meta:object-count="0" meta:page-count="1" meta:paragraph-count="4" meta:word-count="244" meta:character-count="1547" meta:non-whitespace-character-count="1304"/>
    <dc:date>2011-10-13T15:33:07</dc:date>
    <dc:creator>Thales Pereira</dc:creator>
    <meta:editing-duration>PT29S</meta:editing-duration>
    <meta:editing-cycles>1</meta:editing-cycles>
    <meta:generator>LibreOffice/3.4$Unix LibreOffice_project/340m1$Build-302</meta:generator>
  </office:meta>
</office:document-meta>
</file>